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" svg:stroke-width="0.018cm" svg:stroke-color="#b2b2b2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dash" draw:stroke-dash="Dash" svg:stroke-width="0.018cm" svg:stroke-color="#b2b2b2" draw:marker-start-width="0.227cm" draw:marker-end-width="0.227cm" svg:stroke-linecap="butt" draw:fill="none" draw:textarea-vertical-align="middle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2.75cm"/>
      <style:paragraph-properties style:writing-mode="lr-tb"/>
    </style:style>
    <style:style style:name="gr4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5.75cm"/>
      <style:paragraph-properties style:writing-mode="lr-tb"/>
    </style:style>
    <style:style style:name="gr5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1.75cm"/>
      <style:paragraph-properties style:writing-mode="lr-tb"/>
    </style:style>
    <style:style style:name="gr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cm" fo:min-width="2.75cm"/>
      <style:paragraph-properties style:writing-mode="lr-tb"/>
    </style:style>
    <style:style style:name="gr14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5.75cm"/>
      <style:paragraph-properties style:writing-mode="lr-tb"/>
    </style:style>
    <style:style style:name="gr15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5.75cm"/>
      <style:paragraph-properties style:writing-mode="lr-tb"/>
    </style:style>
    <style:style style:name="gr16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5.75cm"/>
      <style:paragraph-properties style:writing-mode="lr-tb"/>
    </style:style>
    <style:style style:name="gr17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35cm" fo:min-width="5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238cm" svg:y1="5.511cm" svg:x2="9.238cm" svg:y2="6.011cm">
          <text:p/>
        </draw:line>
        <draw:line draw:style-name="gr2" draw:text-style-name="P1" draw:layer="layout" svg:x1="9.238cm" svg:y1="6.6cm" svg:x2="9.238cm" svg:y2="7.2cm">
          <text:p text:style-name="P2"><text:s/></text:p>
        </draw:line>
        <draw:line draw:style-name="gr2" draw:text-style-name="P1" draw:layer="layout" svg:x1="9.236cm" svg:y1="7.7cm" svg:x2="9.236cm" svg:y2="8.3cm">
          <text:p text:style-name="P2"><text:s/></text:p>
        </draw:line>
        <draw:line draw:style-name="gr2" draw:text-style-name="P1" draw:layer="layout" svg:x1="9.238cm" svg:y1="8.8cm" svg:x2="9.238cm" svg:y2="9.4cm">
          <text:p text:style-name="P2"><text:s/></text:p>
        </draw:line>
        <draw:line draw:style-name="gr1" draw:text-style-name="P1" draw:layer="layout" svg:x1="3.008cm" svg:y1="5.511cm" svg:x2="3.008cm" svg:y2="6.011cm">
          <text:p/>
        </draw:line>
        <draw:line draw:style-name="gr2" draw:text-style-name="P1" draw:layer="layout" svg:x1="3.008cm" svg:y1="6.6cm" svg:x2="3.008cm" svg:y2="7.2cm">
          <text:p text:style-name="P2"><text:s/></text:p>
        </draw:line>
        <draw:line draw:style-name="gr2" draw:text-style-name="P1" draw:layer="layout" svg:x1="3.006cm" svg:y1="7.7cm" svg:x2="3.006cm" svg:y2="8.3cm">
          <text:p text:style-name="P2"><text:s/></text:p>
        </draw:line>
        <draw:line draw:style-name="gr2" draw:text-style-name="P1" draw:layer="layout" svg:x1="3.008cm" svg:y1="8.8cm" svg:x2="3.008cm" svg:y2="9.4cm">
          <text:p text:style-name="P2"><text:s/></text:p>
        </draw:line>
        <draw:custom-shape draw:style-name="gr3" draw:text-style-name="P4" draw:layer="layout" svg:width="3.25cm" svg:height="0.6cm" svg:x="4.5cm" svg:y="3.75cm">
          <text:p text:style-name="P3"><text:span text:style-name="T1">1 x (10 + 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25cm" svg:height="0.6cm" svg:x="3cm" svg:y="4.9cm">
          <text:p text:style-name="P3"><text:span text:style-name="T1">1 x 10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25cm" svg:height="0.6cm" svg:x="5cm" svg:y="10.5cm">
          <text:p text:style-name="P3"><text:span text:style-name="T1">1 x 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5cm" svg:y1="4.35cm" svg:x2="3cm" svg:y2="4.9cm">
          <text:p/>
        </draw:line>
        <draw:line draw:style-name="gr1" draw:text-style-name="P1" draw:layer="layout" svg:x1="7.75cm" svg:y1="4.35cm" svg:x2="9.238cm" svg:y2="4.899cm">
          <text:p/>
        </draw:line>
        <draw:line draw:style-name="gr1" draw:text-style-name="P1" draw:layer="layout" svg:x1="9.25cm" svg:y1="10cm" svg:x2="7.25cm" svg:y2="10.5cm">
          <text:p/>
        </draw:line>
        <draw:line draw:style-name="gr1" draw:text-style-name="P1" draw:layer="layout" svg:x1="3cm" svg:y1="10cm" svg:x2="5cm" svg:y2="10.5cm">
          <text:p/>
        </draw:line>
        <draw:custom-shape draw:style-name="gr6" draw:text-style-name="P5" draw:layer="layout" svg:width="3.25cm" svg:height="0.6cm" svg:x="9.5cm" svg:y="3.75cm">
          <text:p text:style-name="P3"><text:span text:style-name="T1">In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25cm" svg:height="0.6cm" svg:x="9.5cm" svg:y="3.75cm">
          <text:p text:style-name="P3"><text:span text:style-name="T1">In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.25cm" svg:height="0.6cm" svg:x="9.5cm" svg:y="4.899cm">
          <text:p text:style-name="P3"><text:span text:style-name="T1">FC Layer 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25cm" svg:height="0.6cm" svg:x="9.5cm" svg:y="6cm">
          <text:p text:style-name="P3"><text:span text:style-name="T1">FC Layer #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3.25cm" svg:height="0.6cm" svg:x="9.5cm" svg:y="7.149cm">
          <text:p text:style-name="P3"><text:span text:style-name="T1">FC Layer #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25cm" svg:height="0.6cm" svg:x="9.5cm" svg:y="8.25cm">
          <text:p text:style-name="P3"><text:span text:style-name="T1">FC Layer #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25cm" svg:height="0.6cm" svg:x="9.5cm" svg:y="9.393cm">
          <text:p text:style-name="P3"><text:span text:style-name="T1">FC Layer #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25cm" svg:height="0.6cm" svg:x="9.5cm" svg:y="10.494cm">
          <text:p text:style-name="P3"><text:span text:style-name="T1">Out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6.25cm" svg:height="0.6cm" svg:x="3cm" svg:y="6.022cm">
          <text:p text:style-name="P3"><text:span text:style-name="T1">1 x 10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6.25cm" svg:height="0.6cm" svg:x="3cm" svg:y="7.2cm">
          <text:p text:style-name="P3"><text:span text:style-name="T1">1 x 10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6.25cm" svg:height="0.6cm" svg:x="3cm" svg:y="8.3cm">
          <text:p text:style-name="P3"><text:span text:style-name="T1">1 x 10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6.25cm" svg:height="0.6cm" svg:x="3cm" svg:y="9.4cm">
          <text:p text:style-name="P3"><text:span text:style-name="T1">1 x 102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15:47:51.711000000</meta:creation-date>
    <dc:date>2023-02-07T17:07:00.463000000</dc:date>
    <meta:editing-duration>PT56M46S</meta:editing-duration>
    <meta:editing-cycles>6</meta:editing-cycles>
    <meta:generator>LibreOffice/7.4.2.3$Windows_X86_64 LibreOffice_project/382eef1f22670f7f4118c8c2dd222ec7ad009daf</meta:generator>
    <meta:document-statistic meta:object-count="27"/>
  </office:meta>
</office:document-meta>
</file>